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breakthrough : une grande avancée</text:p>
      <text:p text:style-name="Standard">It allows : une permission</text:p>
      <text:p text:style-name="Standard">to enable : </text:p>
      <text:p text:style-name="Standard">to sum up : résumer</text:p>
      <text:p text:style-name="Standard">glasses = spectacles/specs</text:p>
      <text:p text:style-name="Standard">touch screen : tactile</text:p>
      <text:p text:style-name="Standard">transparent = clear lenses = see through</text:p>
      <text:p text:style-name="Standard">to be costly = to be expensive</text:p>
      <text:p text:style-name="Standard">to afford : acquérir</text:p>
      <text:p text:style-name="Standard">to put sb through this order paces : mettre qqn à l'épreuve</text:p>
      <text:p text:style-name="Standard">to shape : façonner</text:p>
      <text:p text:style-name="Standard">snail : escargot</text:p>
      <text:p text:style-name="Standard">several = some o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5T08:09:25.45</meta:creation-date>
    <meta:generator>OpenOffice/4.0.0$Win32 OpenOffice.org_project/400m3$Build-9702</meta:generator>
    <meta:document-statistic meta:table-count="0" meta:image-count="0" meta:object-count="0" meta:page-count="1" meta:paragraph-count="13" meta:word-count="67" meta:character-count="341"/>
    <dc:date>2013-09-25T09:41:36.43</dc:date>
    <meta:editing-duration>PT1H32M11S</meta:editing-duration>
    <meta:editing-cycles>1</meta:editing-cycles>
  </office:meta>
</office:document-meta>
</file>